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herit" svg:font-family="inherit" style:font-family-generic="roman" svg:panose-1="0 0 0 0 0 0 0 0 0 0"/>
    <style:font-face style:name="Courier New" svg:font-family="Courier New" style:font-family-generic="modern" style:font-pitch="fixed" svg:panose-1="2 7 3 9 2 2 5 2 4 4"/>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border="0.0034in solid #D9D9E3" fo:padding="0in" style:shadow="none" fo:margin-bottom="0.1479in" fo:line-height="100%" fo:background-color="#F7F7F8"/>
      <style:text-properties style:font-name="Segoe UI" style:font-name-asian="Times New Roman" style:font-name-complex="Segoe UI" fo:font-weight="bold" style:font-weight-asian="bold" style:font-weight-complex="bold" style:letter-kerning="true" fo:font-size="27pt" style:font-size-asian="27pt" style:font-size-complex="27pt" style:language-asian="en" style:country-asian="PH"/>
    </style:style>
    <style:style style:name="P2"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3" style:parent-style-name="Normal" style:family="paragraph">
      <style:paragraph-properties fo:border="0.0034in solid #D9D9E3" fo:padding="0in" style:shadow="none" fo:margin-top="0.0694in" fo:margin-bottom="0.0694in" fo:line-height="100%" fo:background-color="#F7F7F8"/>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en" style:country-asian="PH"/>
    </style:style>
    <style:style style:name="P4" style:parent-style-name="Normal" style:family="paragraph">
      <style:paragraph-properties fo:border="0.0034in solid #D9D9E3" fo:padding="0in" style:shadow="none"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 style:parent-style-name="DefaultParagraphFont" style:family="text">
      <style:text-properties style:font-name="Segoe UI" style:font-name-asian="Times New Roman" style:font-name-complex="Segoe UI" fo:color="#374151" style:letter-kerning="false" fo:font-size="10.5pt" style:font-size-asian="10.5pt" style:font-size-complex="10.5pt" style:language-asian="en" style:country-asian="PH"/>
    </style:style>
    <style:style style:name="T6" style:parent-style-name="DefaultParagraphFont" style:family="text">
      <style:text-properties style:font-name="Segoe UI" style:font-name-asian="Times New Roman" style:font-name-complex="Segoe UI" fo:color="#374151" style:letter-kerning="false" fo:font-size="10.5pt" style:font-size-asian="10.5pt" style:font-size-complex="10.5pt" style:language-asian="en" style:country-asian="PH"/>
    </style:style>
    <style:style style:name="P7" style:parent-style-name="Normal" style:family="paragraph">
      <style:paragraph-properties fo:border="0.0034in solid #D9D9E3" fo:padding="0in" style:shadow="none"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PH"/>
    </style:style>
    <style:style style:name="P9" style:parent-style-name="Normal" style:family="paragraph">
      <style:paragraph-properties fo:border="0.0034in solid #D9D9E3" fo:padding="0in" style:shadow="none" fo:margin-top="0.0694in" fo:margin-bottom="0.0694in" fo:line-height="100%" fo:background-color="#F7F7F8"/>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en" style:country-asian="PH"/>
    </style:style>
    <style:style style:name="P10" style:parent-style-name="Normal" style:family="paragraph">
      <style:paragraph-properties fo:border="0.0034in solid #D9D9E3" fo:padding="0in" style:shadow="none"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11" style:parent-style-name="Normal" style:list-style-name="LFO1" style:family="paragraph">
      <style:paragraph-properties fo:border="0.0034in solid #D9D9E3" fo:padding-top="0in" fo:padding-left="0.0694in" fo:padding-bottom="0in" fo:padding-right="0in" style:shadow="none" fo:margin-bottom="0in" fo:line-height="100%" fo:background-color="#F7F7F8"/>
    </style:style>
    <style:style style:name="T12"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13"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14" style:parent-style-name="Normal" style:list-style-name="LFO1" style:family="paragraph">
      <style:paragraph-properties fo:border="0.0034in solid #D9D9E3" fo:padding-top="0in" fo:padding-left="0.0694in" fo:padding-bottom="0in" fo:padding-right="0in" style:shadow="none" fo:margin-bottom="0in" fo:line-height="100%" fo:background-color="#F7F7F8"/>
    </style:style>
    <style:style style:name="T15"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16"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17" style:parent-style-name="Normal" style:list-style-name="LFO1" style:family="paragraph">
      <style:paragraph-properties fo:border="0.0034in solid #D9D9E3" fo:padding-top="0in" fo:padding-left="0.0694in" fo:padding-bottom="0in" fo:padding-right="0in" style:shadow="none" fo:margin-bottom="0in" fo:line-height="100%" fo:background-color="#F7F7F8"/>
    </style:style>
    <style:style style:name="T18"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19"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20" style:parent-style-name="Normal" style:family="paragraph">
      <style:paragraph-properties fo:border="0.0034in solid #D9D9E3" fo:padding="0in" style:shadow="none" fo:margin-top="0.0694in" fo:margin-bottom="0.0694in" fo:line-height="100%" fo:background-color="#F7F7F8"/>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en" style:country-asian="PH"/>
    </style:style>
    <style:style style:name="P21" style:parent-style-name="Normal" style:family="paragraph">
      <style:paragraph-properties fo:border="0.0034in solid #D9D9E3" fo:padding="0in" style:shadow="none" fo:margin-bottom="0.2083in" fo:line-height="100%" fo:background-color="#F7F7F8"/>
    </style:style>
    <style:style style:name="T22"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T23"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24"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25" style:parent-style-name="Normal" style:family="paragraph">
      <style:paragraph-properties fo:border="0.0034in solid #D9D9E3" fo:padding="0in" style:shadow="none" fo:margin-top="0.0694in" fo:margin-bottom="0.0694in" fo:line-height="100%" fo:background-color="#F7F7F8"/>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en" style:country-asian="PH"/>
    </style:style>
    <style:style style:name="P26" style:parent-style-name="Normal" style:family="paragraph">
      <style:paragraph-properties fo:border="0.0034in solid #D9D9E3" fo:padding="0in" style:shadow="none" fo:margin-bottom="0.2083in" fo:line-height="100%" fo:background-color="#F7F7F8"/>
    </style:style>
    <style:style style:name="T27"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T28"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29"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T30"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31"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T32"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33"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34" style:parent-style-name="Normal" style:family="paragraph">
      <style:paragraph-properties fo:border="0.0034in solid #D9D9E3" fo:padding="0in" style:shadow="none" fo:margin-top="0.0694in" fo:margin-bottom="0.0694in" fo:line-height="100%" fo:background-color="#F7F7F8"/>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en" style:country-asian="PH"/>
    </style:style>
    <style:style style:name="P35" style:parent-style-name="Normal" style:family="paragraph">
      <style:paragraph-properties fo:border="0.0034in solid #D9D9E3" fo:padding="0in" style:shadow="none" fo:margin-bottom="0.2083in" fo:line-height="100%" fo:background-color="#F7F7F8"/>
    </style:style>
    <style:style style:name="T36"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T37"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38"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T39"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40"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T41"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PH"/>
    </style:style>
    <style:style style:name="T42"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PH"/>
    </style:style>
    <style:style style:name="P43" style:parent-style-name="Normal" style:family="paragraph">
      <style:paragraph-properties fo:border="0.0034in solid #D9D9E3" fo:padding="0in" style:shadow="none" fo:margin-top="0.0694in" fo:margin-bottom="0.0694in" fo:line-height="100%" fo:background-color="#F7F7F8"/>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en" style:country-asian="PH"/>
    </style:style>
    <style:style style:name="P44" style:parent-style-name="Normal" style:family="paragraph">
      <style:paragraph-properties fo:border="0.0034in solid #D9D9E3" fo:padding="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en" style:country-asian="PH"/>
    </style:style>
  </office:automatic-styles>
  <office:body>
    <office:text text:use-soft-page-breaks="true">
      <text:h text:style-name="P1" text:outline-level="1">MyToken Contract</text:h>
      <text:p text:style-name="P2">This Solidity contract implements a basic token called MyToken, with the functionality of minting and burning tokens.</text:p>
      <text:h text:style-name="P3" text:outline-level="2">Code</text:h>
      <text:p text:style-name="P4"><text:span text:style-name="T5">solidity</text:span><text:span text:style-name="T6">Copy code</text:span></text:p>
      <text:p text:style-name="P7"><text:span text:style-name="T8">// SPDX-License-Identifier: MIT pragma solidity 0.8.18; contract MyToken { // public variables here string public tokenName = "RUSSRUSS"; string public tokenAbbrv = "RUSS"; uint public totalSupply = 0; // mapping variable here mapping (address =&gt; uint) public balances; // mint function function mint (address _address, uint _value) public { totalSupply += _value; balances [_address] += _value; } // burn function function burn (address _address, uint _value) public { if (balances[_address] &gt;= _value){ totalSupply -= _value; balances [_address] -= _value; } } }<text:s/></text:span></text:p>
      <text:h text:style-name="P9" text:outline-level="2">Public Variables</text:h>
      <text:p text:style-name="P10">The following public variables are defined in the contract:</text:p>
      <text:list text:style-name="LFO1" text:continue-numbering="true">
        <text:list-item>
          <text:p text:style-name="P11"><text:span text:style-name="T12">tokenName</text:span><text:span text:style-name="T13">: A string representing the name of the token (e.g., "RUSSRUSS").</text:span></text:p>
        </text:list-item>
        <text:list-item>
          <text:p text:style-name="P14"><text:span text:style-name="T15">tokenAbbrv</text:span><text:span text:style-name="T16">: A string representing the abbreviated name of the token (e.g., "RUSS").</text:span></text:p>
        </text:list-item>
        <text:list-item>
          <text:p text:style-name="P17"><text:span text:style-name="T18">totalSupply</text:span><text:span text:style-name="T19">: An unsigned integer representing the total supply of the token. Initially set to 0.</text:span></text:p>
        </text:list-item>
      </text:list>
      <text:h text:style-name="P20" text:outline-level="2">Mapping</text:h>
      <text:p text:style-name="P21"><text:span text:style-name="T22">The contract uses a mapping variable named<text:s/></text:span><text:span text:style-name="T23">balances</text:span><text:span text:style-name="T24"><text:s/>to keep track of token balances for each address. The mapping maps an address to an unsigned integer representing the balance of tokens owned by that address.</text:span></text:p>
      <text:h text:style-name="P25" text:outline-level="2">Mint Function</text:h>
      <text:p text:style-name="P26"><text:span text:style-name="T27">The<text:s/></text:span><text:span text:style-name="T28">mint</text:span><text:span text:style-name="T29"><text:s/>function allows the creation of new tokens and assigns them to a specified address. It takes two parameters:<text:s/></text:span><text:span text:style-name="T30">_address</text:span><text:span text:style-name="T31"><text:s/>(the recipient address) and<text:s/></text:span><text:span text:style-name="T32">_value</text:span><text:span text:style-name="T33"><text:s/>(the amount of tokens to be minted). The function increases the total supply of tokens by the specified value and adds the minted tokens to the balance of the specified address.</text:span></text:p>
      <text:soft-page-break/>
      <text:h text:style-name="P34" text:outline-level="2">Burn Function</text:h>
      <text:p text:style-name="P35"><text:span text:style-name="T36">The<text:s/></text:span><text:span text:style-name="T37">burn</text:span><text:span text:style-name="T38"><text:s/>function allows the destruction of tokens owned by a specified address. It takes two parameters:<text:s/></text:span><text:span text:style-name="T39">_address</text:span><text:span text:style-name="T40"><text:s/>(the address owning the tokens) and<text:s/></text:span><text:span text:style-name="T41">_value</text:span><text:span text:style-name="T42"><text:s/>(the amount of tokens to be burned). The function checks if the balance of the specified address is greater than or equal to the value to be burned. If so, it decreases the total supply by the specified value and reduces the balance of the specified address by the burned tokens.</text:span></text:p>
      <text:h text:style-name="P43" text:outline-level="2">License</text:h>
      <text:p text:style-name="P44">This contract is released under the MIT Licens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herit" svg:font-family="inherit" style:font-family-generic="roman" svg:panose-1="0 0 0 0 0 0 0 0 0 0"/>
    <style:font-face style:name="Courier New" svg:font-family="Courier New" style:font-family-generic="modern" style:font-pitch="fixed" svg:panose-1="2 7 3 9 2 2 5 2 4 4"/>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P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sssanpedro09@gmail.com</meta:initial-creator>
    <dc:creator>russsanpedro09@gmail.com</dc:creator>
    <meta:creation-date>2023-07-13T11:40:00Z</meta:creation-date>
    <dc:date>2023-07-13T11:42:00Z</dc:date>
    <meta:template xlink:href="Normal" xlink:type="simple"/>
    <meta:editing-cycles>1</meta:editing-cycles>
    <meta:editing-duration>PT120S</meta:editing-duration>
    <meta:document-statistic meta:page-count="2" meta:paragraph-count="4" meta:word-count="319" meta:character-count="2136" meta:row-count="15" meta:non-whitespace-character-count="1821"/>
  </office:meta>
</office:document-meta>
</file>